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8.97pt" svg:height="255.26pt" svg:x="450.34pt" svg:y="70.02pt">
            <loext:p draw:notify-on-update-of-ranges="Sheet1.B3:Sheet1.B500 Sheet1.C3:Sheet1.C500 Sheet1.B3:Sheet1.B500 Sheet1.D3:Sheet1.D500 Sheet1.B3:Sheet1.B500 Sheet1.E3:Sheet1.E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ftelobestga</text:p>
          </table:table-cell>
          <table:table-cell office:value-type="string" calcext:value-type="string">
            <text:p>softelobest</text:p>
          </table:table-cell>
          <table:table-cell office:value-type="string" calcext:value-type="string">
            <text:p>softelopretend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1.111359" calcext:value-type="float">
            <text:p>81.111359</text:p>
          </table:table-cell>
          <table:table-cell office:value-type="float" office:value="59.684115" calcext:value-type="float">
            <text:p>59.6841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.888786" calcext:value-type="float">
            <text:p>100.888786</text:p>
          </table:table-cell>
          <table:table-cell office:value-type="float" office:value="92.006256" calcext:value-type="float">
            <text:p>92.006256</text:p>
          </table:table-cell>
          <table:table-cell office:value-type="float" office:value="100.888789" calcext:value-type="float">
            <text:p>100.8887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0.515205" calcext:value-type="float">
            <text:p>110.515205</text:p>
          </table:table-cell>
          <table:table-cell office:value-type="float" office:value="108.057419" calcext:value-type="float">
            <text:p>108.057419</text:p>
          </table:table-cell>
          <table:table-cell office:value-type="float" office:value="110.515205" calcext:value-type="float">
            <text:p>110.5152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5.722374" calcext:value-type="float">
            <text:p>115.722374</text:p>
          </table:table-cell>
          <table:table-cell office:value-type="float" office:value="101.968292" calcext:value-type="float">
            <text:p>101.968292</text:p>
          </table:table-cell>
          <table:table-cell office:value-type="float" office:value="90.694162" calcext:value-type="float">
            <text:p>90.6941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41.901993" calcext:value-type="float">
            <text:p>141.901993</text:p>
          </table:table-cell>
          <table:table-cell office:value-type="float" office:value="130.011943" calcext:value-type="float">
            <text:p>130.0119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70.625549" calcext:value-type="float">
            <text:p>170.625549</text:p>
          </table:table-cell>
          <table:table-cell office:value-type="float" office:value="152.843682" calcext:value-type="float">
            <text:p>152.8436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88.151657" calcext:value-type="float">
            <text:p>188.151657</text:p>
          </table:table-cell>
          <table:table-cell office:value-type="float" office:value="136.641455" calcext:value-type="float">
            <text:p>136.6414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99.297424" calcext:value-type="float">
            <text:p>199.297424</text:p>
          </table:table-cell>
          <table:table-cell office:value-type="float" office:value="165.571426" calcext:value-type="float">
            <text:p>165.5714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5.546875" calcext:value-type="float">
            <text:p>205.546875</text:p>
          </table:table-cell>
          <table:table-cell office:value-type="float" office:value="180.427261" calcext:value-type="float">
            <text:p>180.427261</text:p>
          </table:table-cell>
          <table:table-cell office:value-type="float" office:value="205.546875" calcext:value-type="float">
            <text:p>205.5468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09.009842" calcext:value-type="float">
            <text:p>209.009842</text:p>
          </table:table-cell>
          <table:table-cell office:value-type="float" office:value="196.49916" calcext:value-type="float">
            <text:p>196.499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210.459351" calcext:value-type="float">
            <text:p>210.459351</text:p>
          </table:table-cell>
          <table:table-cell office:value-type="float" office:value="197.235703" calcext:value-type="float">
            <text:p>197.2357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1.402878" calcext:value-type="float">
            <text:p>211.402878</text:p>
          </table:table-cell>
          <table:table-cell office:value-type="float" office:value="159.325104" calcext:value-type="float">
            <text:p>159.325104</text:p>
          </table:table-cell>
          <table:table-cell office:value-type="float" office:value="211.402871" calcext:value-type="float">
            <text:p>211.40287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11.856293" calcext:value-type="float">
            <text:p>211.856293</text:p>
          </table:table-cell>
          <table:table-cell office:value-type="float" office:value="164.121934" calcext:value-type="float">
            <text:p>164.12193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12.169662" calcext:value-type="float">
            <text:p>212.169662</text:p>
          </table:table-cell>
          <table:table-cell office:value-type="float" office:value="178.079395" calcext:value-type="float">
            <text:p>178.0793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12.302612" calcext:value-type="float">
            <text:p>212.302612</text:p>
          </table:table-cell>
          <table:table-cell office:value-type="float" office:value="181.082578" calcext:value-type="float">
            <text:p>181.0825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12.373047" calcext:value-type="float">
            <text:p>212.373047</text:p>
          </table:table-cell>
          <table:table-cell office:value-type="float" office:value="179.83127" calcext:value-type="float">
            <text:p>179.831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12.417252" calcext:value-type="float">
            <text:p>212.417252</text:p>
          </table:table-cell>
          <table:table-cell office:value-type="float" office:value="179.042344" calcext:value-type="float">
            <text:p>179.0423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2.439926" calcext:value-type="float">
            <text:p>212.439926</text:p>
          </table:table-cell>
          <table:table-cell office:value-type="float" office:value="184.109629" calcext:value-type="float">
            <text:p>184.1096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2.45578" calcext:value-type="float">
            <text:p>212.45578</text:p>
          </table:table-cell>
          <table:table-cell office:value-type="float" office:value="159.970459" calcext:value-type="float">
            <text:p>159.9704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12.461655" calcext:value-type="float">
            <text:p>212.461655</text:p>
          </table:table-cell>
          <table:table-cell office:value-type="float" office:value="102.954502" calcext:value-type="float">
            <text:p>102.9545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12.465729" calcext:value-type="float">
            <text:p>212.465729</text:p>
          </table:table-cell>
          <table:table-cell office:value-type="float" office:value="138.470313" calcext:value-type="float">
            <text:p>138.470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2.468079" calcext:value-type="float">
            <text:p>212.468079</text:p>
          </table:table-cell>
          <table:table-cell office:value-type="float" office:value="157.949873" calcext:value-type="float">
            <text:p>157.94987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12.469284" calcext:value-type="float">
            <text:p>212.469284</text:p>
          </table:table-cell>
          <table:table-cell office:value-type="float" office:value="154.043984" calcext:value-type="float">
            <text:p>154.04398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5.047051" calcext:value-type="float">
            <text:p>135.04705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48.359492" calcext:value-type="float">
            <text:p>148.3594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03.932949" calcext:value-type="float">
            <text:p>103.9329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56.557959" calcext:value-type="float">
            <text:p>156.55795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62.335176" calcext:value-type="float">
            <text:p>162.3351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5.795791" calcext:value-type="float">
            <text:p>115.79579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62.088184" calcext:value-type="float">
            <text:p>162.08818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64.110137" calcext:value-type="float">
            <text:p>164.11013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4.694512" calcext:value-type="float">
            <text:p>134.69451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12.469727" calcext:value-type="float">
            <text:p>212.469727</text:p>
          </table:table-cell>
          <table:table-cell office:value-type="float" office:value="160.059586" calcext:value-type="float">
            <text:p>160.059586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71.735781" calcext:value-type="float">
            <text:p>171.73578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7.008916" calcext:value-type="float">
            <text:p>127.00891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51.845703" calcext:value-type="float">
            <text:p>151.84570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57.591611" calcext:value-type="float">
            <text:p>157.5916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1.016523" calcext:value-type="float">
            <text:p>121.01652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4.641963" calcext:value-type="float">
            <text:p>134.6419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01.181201" calcext:value-type="float">
            <text:p>101.1812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3.761699" calcext:value-type="float">
            <text:p>113.76169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04.563936" calcext:value-type="float">
            <text:p>104.56393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9.594902" calcext:value-type="float">
            <text:p>119.59490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1.916211" calcext:value-type="float">
            <text:p>121.91621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8.964248" calcext:value-type="float">
            <text:p>128.96424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3.744824" calcext:value-type="float">
            <text:p>133.74482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8.585615" calcext:value-type="float">
            <text:p>138.58561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1.981211" calcext:value-type="float">
            <text:p>131.9812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34.531113" calcext:value-type="float">
            <text:p>134.53111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98.50959" calcext:value-type="float">
            <text:p>98.5095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3.054453" calcext:value-type="float">
            <text:p>113.05445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8.515449" calcext:value-type="float">
            <text:p>128.51544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26.263486" calcext:value-type="float">
            <text:p>126.26348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7.960645" calcext:value-type="float">
            <text:p>117.96064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51.566875" calcext:value-type="float">
            <text:p>151.56687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43.656563" calcext:value-type="float">
            <text:p>143.65656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47.557783" calcext:value-type="float">
            <text:p>147.55778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75.897381" calcext:value-type="float">
            <text:p>75.89738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212.469727" calcext:value-type="float">
            <text:p>212.469727</text:p>
          </table:table-cell>
          <table:table-cell office:value-type="float" office:value="113.293018" calcext:value-type="float">
            <text:p>113.29301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12.469727" calcext:value-type="float">
            <text:p>212.469727</text:p>
          </table:table-cell>
          <table:table-cell office:value-type="float" office:value="154.071945" calcext:value-type="float">
            <text:p>154.071945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12.469727" calcext:value-type="float">
            <text:p>212.469727</text:p>
          </table:table-cell>
          <table:table-cell office:value-type="float" office:value="200.947906" calcext:value-type="float">
            <text:p>200.947906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12.469727" calcext:value-type="float">
            <text:p>212.469727</text:p>
          </table:table-cell>
          <table:table-cell office:value-type="float" office:value="204.526291" calcext:value-type="float">
            <text:p>204.526291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2.469727" calcext:value-type="float">
            <text:p>212.469727</text:p>
          </table:table-cell>
          <table:table-cell office:value-type="float" office:value="208.331818" calcext:value-type="float">
            <text:p>208.331818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213.094849" calcext:value-type="float">
            <text:p>213.094849</text:p>
          </table:table-cell>
          <table:table-cell office:value-type="float" office:value="212.469727" calcext:value-type="float">
            <text:p>212.4697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220.657455" calcext:value-type="float">
            <text:p>220.657455</text:p>
          </table:table-cell>
          <table:table-cell office:value-type="float" office:value="171.52373" calcext:value-type="float">
            <text:p>171.5237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24.242126" calcext:value-type="float">
            <text:p>224.242126</text:p>
          </table:table-cell>
          <table:table-cell office:value-type="float" office:value="174.953379" calcext:value-type="float">
            <text:p>174.95337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226.452942" calcext:value-type="float">
            <text:p>226.452942</text:p>
          </table:table-cell>
          <table:table-cell office:value-type="float" office:value="183.530605" calcext:value-type="float">
            <text:p>183.53060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227.841171" calcext:value-type="float">
            <text:p>227.841171</text:p>
          </table:table-cell>
          <table:table-cell office:value-type="float" office:value="108.043027" calcext:value-type="float">
            <text:p>108.0430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228.709869" calcext:value-type="float">
            <text:p>228.709869</text:p>
          </table:table-cell>
          <table:table-cell office:value-type="float" office:value="178.716191" calcext:value-type="float">
            <text:p>178.7161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29.148422" calcext:value-type="float">
            <text:p>229.148422</text:p>
          </table:table-cell>
          <table:table-cell office:value-type="float" office:value="181.187637" calcext:value-type="float">
            <text:p>181.18763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229.333099" calcext:value-type="float">
            <text:p>229.333099</text:p>
          </table:table-cell>
          <table:table-cell office:value-type="float" office:value="181.08125" calcext:value-type="float">
            <text:p>181.0812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29.449127" calcext:value-type="float">
            <text:p>229.449127</text:p>
          </table:table-cell>
          <table:table-cell office:value-type="float" office:value="108.255771" calcext:value-type="float">
            <text:p>108.2557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229.517868" calcext:value-type="float">
            <text:p>229.517868</text:p>
          </table:table-cell>
          <table:table-cell office:value-type="float" office:value="97.438477" calcext:value-type="float">
            <text:p>97.4384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229.555603" calcext:value-type="float">
            <text:p>229.555603</text:p>
          </table:table-cell>
          <table:table-cell office:value-type="float" office:value="137.798271" calcext:value-type="float">
            <text:p>137.79827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229.573959" calcext:value-type="float">
            <text:p>229.573959</text:p>
          </table:table-cell>
          <table:table-cell office:value-type="float" office:value="113.9771" calcext:value-type="float">
            <text:p>113.977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229.584259" calcext:value-type="float">
            <text:p>229.584259</text:p>
          </table:table-cell>
          <table:table-cell office:value-type="float" office:value="126.43835" calcext:value-type="float">
            <text:p>126.4383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229.588867" calcext:value-type="float">
            <text:p>229.588867</text:p>
          </table:table-cell>
          <table:table-cell office:value-type="float" office:value="148.022949" calcext:value-type="float">
            <text:p>148.02294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229.59137" calcext:value-type="float">
            <text:p>229.59137</text:p>
          </table:table-cell>
          <table:table-cell office:value-type="float" office:value="85.926748" calcext:value-type="float">
            <text:p>85.92674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229.593353" calcext:value-type="float">
            <text:p>229.593353</text:p>
          </table:table-cell>
          <table:table-cell office:value-type="float" office:value="88.16252" calcext:value-type="float">
            <text:p>88.1625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229.594467" calcext:value-type="float">
            <text:p>229.594467</text:p>
          </table:table-cell>
          <table:table-cell office:value-type="float" office:value="80.136255" calcext:value-type="float">
            <text:p>80.13625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4.633379" calcext:value-type="float">
            <text:p>104.63337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7.391514" calcext:value-type="float">
            <text:p>117.39151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6.267471" calcext:value-type="float">
            <text:p>96.26747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8.438252" calcext:value-type="float">
            <text:p>118.43825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5.482158" calcext:value-type="float">
            <text:p>85.48215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8.868242" calcext:value-type="float">
            <text:p>88.86824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4.085625" calcext:value-type="float">
            <text:p>84.08562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5.224453" calcext:value-type="float">
            <text:p>105.22445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6.018457" calcext:value-type="float">
            <text:p>116.01845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1.120254" calcext:value-type="float">
            <text:p>111.12025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69.046216" calcext:value-type="float">
            <text:p>69.04621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9.508906" calcext:value-type="float">
            <text:p>119.50890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5.089531" calcext:value-type="float">
            <text:p>165.08953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2.50668" calcext:value-type="float">
            <text:p>112.5066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9.493262" calcext:value-type="float">
            <text:p>139.49326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3.3671" calcext:value-type="float">
            <text:p>153.367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1.217451" calcext:value-type="float">
            <text:p>161.21745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8.188574" calcext:value-type="float">
            <text:p>168.18857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9.999443" calcext:value-type="float">
            <text:p>139.9994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0.134834" calcext:value-type="float">
            <text:p>150.13483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9.873047" calcext:value-type="float">
            <text:p>109.87304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5.7829" calcext:value-type="float">
            <text:p>145.782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8.112383" calcext:value-type="float">
            <text:p>98.11238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6.982471" calcext:value-type="float">
            <text:p>126.98247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6.584863" calcext:value-type="float">
            <text:p>136.5848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72.352656" calcext:value-type="float">
            <text:p>172.35265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29.594727" calcext:value-type="float">
            <text:p>229.594727</text:p>
          </table:table-cell>
          <table:table-cell office:value-type="float" office:value="203.361832" calcext:value-type="float">
            <text:p>203.361832</text:p>
          </table:table-cell>
          <table:table-cell office:value-type="float" office:value="229.594727" calcext:value-type="float">
            <text:p>229.59472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9.860625" calcext:value-type="float">
            <text:p>149.86062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6.330312" calcext:value-type="float">
            <text:p>166.33031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8.812627" calcext:value-type="float">
            <text:p>88.81262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2.673486" calcext:value-type="float">
            <text:p>132.67348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0.807715" calcext:value-type="float">
            <text:p>120.80771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9.054385" calcext:value-type="float">
            <text:p>149.05438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4.250107" calcext:value-type="float">
            <text:p>154.25010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6.40627" calcext:value-type="float">
            <text:p>96.4062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4.9125" calcext:value-type="float">
            <text:p>144.9125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6.048828" calcext:value-type="float">
            <text:p>156.04882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6.946025" calcext:value-type="float">
            <text:p>126.94602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1.293164" calcext:value-type="float">
            <text:p>131.29316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9.241025" calcext:value-type="float">
            <text:p>149.24102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4.853633" calcext:value-type="float">
            <text:p>144.85363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2.686826" calcext:value-type="float">
            <text:p>102.68682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6.447871" calcext:value-type="float">
            <text:p>106.44787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7.016904" calcext:value-type="float">
            <text:p>137.01690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6.292578" calcext:value-type="float">
            <text:p>156.29257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1.632207" calcext:value-type="float">
            <text:p>141.63220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8.276152" calcext:value-type="float">
            <text:p>148.27615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2.583535" calcext:value-type="float">
            <text:p>112.58353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2.897734" calcext:value-type="float">
            <text:p>152.89773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29.594727" calcext:value-type="float">
            <text:p>229.594727</text:p>
          </table:table-cell>
          <table:table-cell office:value-type="float" office:value="187.8927" calcext:value-type="float">
            <text:p>187.8927</text:p>
          </table:table-cell>
          <table:table-cell office:value-type="float" office:value="229.594727" calcext:value-type="float">
            <text:p>229.594727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96.371309" calcext:value-type="float">
            <text:p>196.371309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210.757363" calcext:value-type="float">
            <text:p>210.75736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202.170547" calcext:value-type="float">
            <text:p>202.17054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87.444023" calcext:value-type="float">
            <text:p>187.44402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76.106211" calcext:value-type="float">
            <text:p>176.10621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7.0621" calcext:value-type="float">
            <text:p>137.062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1.278271" calcext:value-type="float">
            <text:p>151.27827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9.033496" calcext:value-type="float">
            <text:p>129.03349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0.044492" calcext:value-type="float">
            <text:p>160.044492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86.906211" calcext:value-type="float">
            <text:p>186.90621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4.284004" calcext:value-type="float">
            <text:p>114.28400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2.785859" calcext:value-type="float">
            <text:p>132.78585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8.035029" calcext:value-type="float">
            <text:p>138.035029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6.269102" calcext:value-type="float">
            <text:p>106.269102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0.913389" calcext:value-type="float">
            <text:p>80.913389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1.537158" calcext:value-type="float">
            <text:p>111.53715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0.46748" calcext:value-type="float">
            <text:p>120.46748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60.837267" calcext:value-type="float">
            <text:p>60.837267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77.182736" calcext:value-type="float">
            <text:p>77.18273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2.000371" calcext:value-type="float">
            <text:p>112.000371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9.113076" calcext:value-type="float">
            <text:p>129.11307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6.607686" calcext:value-type="float">
            <text:p>116.60768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1.720176" calcext:value-type="float">
            <text:p>121.72017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9.852988" calcext:value-type="float">
            <text:p>89.85298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6.024521" calcext:value-type="float">
            <text:p>126.02452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0.983672" calcext:value-type="float">
            <text:p>90.98367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5.94002" calcext:value-type="float">
            <text:p>95.9400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9.469746" calcext:value-type="float">
            <text:p>89.46974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0.063755" calcext:value-type="float">
            <text:p>80.06375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2.564902" calcext:value-type="float">
            <text:p>112.56490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6.906494" calcext:value-type="float">
            <text:p>116.906494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5.460127" calcext:value-type="float">
            <text:p>115.460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0.124258" calcext:value-type="float">
            <text:p>120.12425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2.872373" calcext:value-type="float">
            <text:p>92.872373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4.471299" calcext:value-type="float">
            <text:p>114.47129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9.789561" calcext:value-type="float">
            <text:p>119.789561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9.650977" calcext:value-type="float">
            <text:p>99.65097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0.125029" calcext:value-type="float">
            <text:p>90.125029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2.006445" calcext:value-type="float">
            <text:p>112.006445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1.797988" calcext:value-type="float">
            <text:p>131.79798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4.488525" calcext:value-type="float">
            <text:p>154.488525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8.283125" calcext:value-type="float">
            <text:p>158.28312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3.647988" calcext:value-type="float">
            <text:p>163.647988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3.312666" calcext:value-type="float">
            <text:p>163.31266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9.693574" calcext:value-type="float">
            <text:p>99.69357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2.683643" calcext:value-type="float">
            <text:p>142.683643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6.915566" calcext:value-type="float">
            <text:p>106.91556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7.46584" calcext:value-type="float">
            <text:p>137.4658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1.175068" calcext:value-type="float">
            <text:p>161.17506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2.981719" calcext:value-type="float">
            <text:p>152.98171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62.471865" calcext:value-type="float">
            <text:p>162.471865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57.248027" calcext:value-type="float">
            <text:p>157.248027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4.785156" calcext:value-type="float">
            <text:p>84.78515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1.436807" calcext:value-type="float">
            <text:p>101.43680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9.805342" calcext:value-type="float">
            <text:p>109.80534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85.813447" calcext:value-type="float">
            <text:p>85.81344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6.895049" calcext:value-type="float">
            <text:p>96.89504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8.672891" calcext:value-type="float">
            <text:p>118.67289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68.456084" calcext:value-type="float">
            <text:p>68.45608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7.268564" calcext:value-type="float">
            <text:p>97.268564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6.009873" calcext:value-type="float">
            <text:p>106.00987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4.868477" calcext:value-type="float">
            <text:p>94.868477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14.742744" calcext:value-type="float">
            <text:p>114.74274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4.191123" calcext:value-type="float">
            <text:p>104.191123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99.021719" calcext:value-type="float">
            <text:p>99.021719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41.607998" calcext:value-type="float">
            <text:p>141.60799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05.475254" calcext:value-type="float">
            <text:p>105.475254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27.01293" calcext:value-type="float">
            <text:p>127.01293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2.258818" calcext:value-type="float">
            <text:p>132.25881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29.594727" calcext:value-type="float">
            <text:p>229.594727</text:p>
          </table:table-cell>
          <table:table-cell office:value-type="float" office:value="136.350332" calcext:value-type="float">
            <text:p>136.350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09:00:25.375563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9-24T22:14:40.465250737</meta:creation-date>
    <dc:date>2018-11-17T09:17:36.953319505</dc:date>
    <dc:creator>Pascal Baillehache</dc:creator>
    <meta:editing-duration>P1DT18H51M44S</meta:editing-duration>
    <meta:editing-cycles>38</meta:editing-cycles>
    <meta:generator>LibreOffice/5.1.6.2$Linux_x86 LibreOffice_project/10m0$Build-2</meta:generator>
    <meta:document-statistic meta:table-count="1" meta:cell-count="8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73cm" svg:height="9.006cm" xlink:href=".." xlink:type="simple" chart:class="chart:scatter" chart:style-name="ch1">
        <chart:plot-area chart:style-name="ch2" table:cell-range-address="Sheet1.B3:Sheet1.E500" svg:x="0.401cm" svg:y="0.18cm" svg:width="19.271cm" svg:height="8.646cm">
          <chartooo:coordinate-region svg:x="1.208cm" svg:y="0.38cm" svg:width="18.184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00" chart:class="chart:scatter">
            <chart:domain table:cell-range-address="Sheet1.B3:Sheet1.B500"/>
            <chart:data-point chart:repeated="498"/>
          </chart:series>
          <chart:series chart:style-name="ch7" chart:values-cell-range-address="Sheet1.D3:Sheet1.D500" chart:class="chart:scatter">
            <chart:data-point chart:repeated="498"/>
          </chart:series>
          <chart:series chart:style-name="ch8" chart:values-cell-range-address="Sheet1.E3:Sheet1.E500" chart:class="chart:scatter">
            <chart:data-point chart:repeated="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0</svg:desc>
                </draw:g>
              </table:table-cell>
              <table:table-cell office:value-type="float" office:value="81.111359">
                <text:p>81.111359</text:p>
                <draw:g>
                  <svg:desc>Sheet1.C3:Sheet1.C500</svg:desc>
                </draw:g>
              </table:table-cell>
              <table:table-cell office:value-type="float" office:value="81.111359">
                <text:p>81.111359</text:p>
                <draw:g>
                  <svg:desc>Sheet1.D3:Sheet1.D500</svg:desc>
                </draw:g>
              </table:table-cell>
              <table:table-cell office:value-type="float" office:value="59.684115">
                <text:p>59.684115</text:p>
                <draw:g>
                  <svg:desc>Sheet1.E3:Sheet1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.888786">
                <text:p>100.888786</text:p>
              </table:table-cell>
              <table:table-cell office:value-type="float" office:value="92.006256">
                <text:p>92.006256</text:p>
              </table:table-cell>
              <table:table-cell office:value-type="float" office:value="100.888789">
                <text:p>100.888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0.515205">
                <text:p>110.515205</text:p>
              </table:table-cell>
              <table:table-cell office:value-type="float" office:value="108.057419">
                <text:p>108.057419</text:p>
              </table:table-cell>
              <table:table-cell office:value-type="float" office:value="110.515205">
                <text:p>110.515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.722374">
                <text:p>115.722374</text:p>
              </table:table-cell>
              <table:table-cell office:value-type="float" office:value="101.968292">
                <text:p>101.968292</text:p>
              </table:table-cell>
              <table:table-cell office:value-type="float" office:value="90.694162">
                <text:p>90.694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1.901993">
                <text:p>141.901993</text:p>
              </table:table-cell>
              <table:table-cell office:value-type="float" office:value="141.901993">
                <text:p>141.901993</text:p>
              </table:table-cell>
              <table:table-cell office:value-type="float" office:value="130.011943">
                <text:p>130.011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0.625549">
                <text:p>170.625549</text:p>
              </table:table-cell>
              <table:table-cell office:value-type="float" office:value="170.625549">
                <text:p>170.625549</text:p>
              </table:table-cell>
              <table:table-cell office:value-type="float" office:value="152.843682">
                <text:p>152.84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8.151657">
                <text:p>188.151657</text:p>
              </table:table-cell>
              <table:table-cell office:value-type="float" office:value="188.151657">
                <text:p>188.151657</text:p>
              </table:table-cell>
              <table:table-cell office:value-type="float" office:value="136.641455">
                <text:p>136.641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.297424">
                <text:p>199.297424</text:p>
              </table:table-cell>
              <table:table-cell office:value-type="float" office:value="199.297424">
                <text:p>199.297424</text:p>
              </table:table-cell>
              <table:table-cell office:value-type="float" office:value="165.571426">
                <text:p>165.571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5.546875">
                <text:p>205.546875</text:p>
              </table:table-cell>
              <table:table-cell office:value-type="float" office:value="180.427261">
                <text:p>180.427261</text:p>
              </table:table-cell>
              <table:table-cell office:value-type="float" office:value="205.546875">
                <text:p>205.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9.009842">
                <text:p>209.009842</text:p>
              </table:table-cell>
              <table:table-cell office:value-type="float" office:value="209.009842">
                <text:p>209.009842</text:p>
              </table:table-cell>
              <table:table-cell office:value-type="float" office:value="196.49916">
                <text:p>196.4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0.459351">
                <text:p>210.459351</text:p>
              </table:table-cell>
              <table:table-cell office:value-type="float" office:value="210.459351">
                <text:p>210.459351</text:p>
              </table:table-cell>
              <table:table-cell office:value-type="float" office:value="197.235703">
                <text:p>197.235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1.402878">
                <text:p>211.402878</text:p>
              </table:table-cell>
              <table:table-cell office:value-type="float" office:value="159.325104">
                <text:p>159.325104</text:p>
              </table:table-cell>
              <table:table-cell office:value-type="float" office:value="211.402871">
                <text:p>211.402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1.856293">
                <text:p>211.856293</text:p>
              </table:table-cell>
              <table:table-cell office:value-type="float" office:value="211.856293">
                <text:p>211.856293</text:p>
              </table:table-cell>
              <table:table-cell office:value-type="float" office:value="164.121934">
                <text:p>164.121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2.169662">
                <text:p>212.169662</text:p>
              </table:table-cell>
              <table:table-cell office:value-type="float" office:value="212.169662">
                <text:p>212.169662</text:p>
              </table:table-cell>
              <table:table-cell office:value-type="float" office:value="178.079395">
                <text:p>178.079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2.302612">
                <text:p>212.302612</text:p>
              </table:table-cell>
              <table:table-cell office:value-type="float" office:value="212.302612">
                <text:p>212.302612</text:p>
              </table:table-cell>
              <table:table-cell office:value-type="float" office:value="181.082578">
                <text:p>181.082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2.373047">
                <text:p>212.373047</text:p>
              </table:table-cell>
              <table:table-cell office:value-type="float" office:value="212.373047">
                <text:p>212.373047</text:p>
              </table:table-cell>
              <table:table-cell office:value-type="float" office:value="179.83127">
                <text:p>179.83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2.417252">
                <text:p>212.417252</text:p>
              </table:table-cell>
              <table:table-cell office:value-type="float" office:value="212.417252">
                <text:p>212.417252</text:p>
              </table:table-cell>
              <table:table-cell office:value-type="float" office:value="179.042344">
                <text:p>179.042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2.439926">
                <text:p>212.439926</text:p>
              </table:table-cell>
              <table:table-cell office:value-type="float" office:value="212.439926">
                <text:p>212.439926</text:p>
              </table:table-cell>
              <table:table-cell office:value-type="float" office:value="184.109629">
                <text:p>184.109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2.45578">
                <text:p>212.45578</text:p>
              </table:table-cell>
              <table:table-cell office:value-type="float" office:value="212.45578">
                <text:p>212.45578</text:p>
              </table:table-cell>
              <table:table-cell office:value-type="float" office:value="159.970459">
                <text:p>159.97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2.461655">
                <text:p>212.461655</text:p>
              </table:table-cell>
              <table:table-cell office:value-type="float" office:value="212.461655">
                <text:p>212.461655</text:p>
              </table:table-cell>
              <table:table-cell office:value-type="float" office:value="102.954502">
                <text:p>102.954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2.465729">
                <text:p>212.465729</text:p>
              </table:table-cell>
              <table:table-cell office:value-type="float" office:value="212.465729">
                <text:p>212.465729</text:p>
              </table:table-cell>
              <table:table-cell office:value-type="float" office:value="138.470313">
                <text:p>138.470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2.468079">
                <text:p>212.468079</text:p>
              </table:table-cell>
              <table:table-cell office:value-type="float" office:value="212.468079">
                <text:p>212.468079</text:p>
              </table:table-cell>
              <table:table-cell office:value-type="float" office:value="157.949873">
                <text:p>157.949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2.469284">
                <text:p>212.469284</text:p>
              </table:table-cell>
              <table:table-cell office:value-type="float" office:value="212.469284">
                <text:p>212.469284</text:p>
              </table:table-cell>
              <table:table-cell office:value-type="float" office:value="154.043984">
                <text:p>154.043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5.047051">
                <text:p>135.047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48.359492">
                <text:p>148.359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03.932949">
                <text:p>103.932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56.557959">
                <text:p>156.557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62.335176">
                <text:p>162.335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5.795791">
                <text:p>115.795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62.088184">
                <text:p>162.088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64.110137">
                <text:p>164.11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4.694512">
                <text:p>134.694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60.059586">
                <text:p>160.059586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71.735781">
                <text:p>171.735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7.008916">
                <text:p>127.008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51.845703">
                <text:p>151.845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57.591611">
                <text:p>157.591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1.016523">
                <text:p>121.016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4.641963">
                <text:p>134.641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01.181201">
                <text:p>101.181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3.761699">
                <text:p>113.761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04.563936">
                <text:p>104.563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9.594902">
                <text:p>119.594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1.916211">
                <text:p>121.916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8.964248">
                <text:p>128.964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3.744824">
                <text:p>133.744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8.585615">
                <text:p>138.585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1.981211">
                <text:p>131.981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34.531113">
                <text:p>134.531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98.50959">
                <text:p>98.50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3.054453">
                <text:p>113.054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8.515449">
                <text:p>128.515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26.263486">
                <text:p>126.263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7.960645">
                <text:p>117.960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51.566875">
                <text:p>151.56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43.656563">
                <text:p>143.656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47.557783">
                <text:p>147.557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75.897381">
                <text:p>75.897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13.293018">
                <text:p>113.293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2.469727">
                <text:p>212.469727</text:p>
              </table:table-cell>
              <table:table-cell office:value-type="float" office:value="154.071945">
                <text:p>154.071945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00.947906">
                <text:p>200.947906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04.526291">
                <text:p>204.526291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2.469727">
                <text:p>212.469727</text:p>
              </table:table-cell>
              <table:table-cell office:value-type="float" office:value="208.331818">
                <text:p>208.331818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3.094849">
                <text:p>213.094849</text:p>
              </table:table-cell>
              <table:table-cell office:value-type="float" office:value="213.094849">
                <text:p>213.094849</text:p>
              </table:table-cell>
              <table:table-cell office:value-type="float" office:value="212.469727">
                <text:p>212.469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20.657455">
                <text:p>220.657455</text:p>
              </table:table-cell>
              <table:table-cell office:value-type="float" office:value="220.657455">
                <text:p>220.657455</text:p>
              </table:table-cell>
              <table:table-cell office:value-type="float" office:value="171.52373">
                <text:p>171.52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4.242126">
                <text:p>224.242126</text:p>
              </table:table-cell>
              <table:table-cell office:value-type="float" office:value="224.242126">
                <text:p>224.242126</text:p>
              </table:table-cell>
              <table:table-cell office:value-type="float" office:value="174.953379">
                <text:p>174.953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6.452942">
                <text:p>226.452942</text:p>
              </table:table-cell>
              <table:table-cell office:value-type="float" office:value="226.452942">
                <text:p>226.452942</text:p>
              </table:table-cell>
              <table:table-cell office:value-type="float" office:value="183.530605">
                <text:p>183.530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7.841171">
                <text:p>227.841171</text:p>
              </table:table-cell>
              <table:table-cell office:value-type="float" office:value="227.841171">
                <text:p>227.841171</text:p>
              </table:table-cell>
              <table:table-cell office:value-type="float" office:value="108.043027">
                <text:p>108.043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8.709869">
                <text:p>228.709869</text:p>
              </table:table-cell>
              <table:table-cell office:value-type="float" office:value="228.709869">
                <text:p>228.709869</text:p>
              </table:table-cell>
              <table:table-cell office:value-type="float" office:value="178.716191">
                <text:p>178.716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29.148422">
                <text:p>229.148422</text:p>
              </table:table-cell>
              <table:table-cell office:value-type="float" office:value="229.148422">
                <text:p>229.148422</text:p>
              </table:table-cell>
              <table:table-cell office:value-type="float" office:value="181.187637">
                <text:p>181.187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29.333099">
                <text:p>229.333099</text:p>
              </table:table-cell>
              <table:table-cell office:value-type="float" office:value="229.333099">
                <text:p>229.333099</text:p>
              </table:table-cell>
              <table:table-cell office:value-type="float" office:value="181.08125">
                <text:p>181.0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29.449127">
                <text:p>229.449127</text:p>
              </table:table-cell>
              <table:table-cell office:value-type="float" office:value="229.449127">
                <text:p>229.449127</text:p>
              </table:table-cell>
              <table:table-cell office:value-type="float" office:value="108.255771">
                <text:p>108.255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9.517868">
                <text:p>229.517868</text:p>
              </table:table-cell>
              <table:table-cell office:value-type="float" office:value="229.517868">
                <text:p>229.517868</text:p>
              </table:table-cell>
              <table:table-cell office:value-type="float" office:value="97.438477">
                <text:p>97.438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29.555603">
                <text:p>229.555603</text:p>
              </table:table-cell>
              <table:table-cell office:value-type="float" office:value="229.555603">
                <text:p>229.555603</text:p>
              </table:table-cell>
              <table:table-cell office:value-type="float" office:value="137.798271">
                <text:p>137.798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9.573959">
                <text:p>229.573959</text:p>
              </table:table-cell>
              <table:table-cell office:value-type="float" office:value="229.573959">
                <text:p>229.573959</text:p>
              </table:table-cell>
              <table:table-cell office:value-type="float" office:value="113.9771">
                <text:p>113.97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29.584259">
                <text:p>229.584259</text:p>
              </table:table-cell>
              <table:table-cell office:value-type="float" office:value="229.584259">
                <text:p>229.584259</text:p>
              </table:table-cell>
              <table:table-cell office:value-type="float" office:value="126.43835">
                <text:p>126.43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9.588867">
                <text:p>229.588867</text:p>
              </table:table-cell>
              <table:table-cell office:value-type="float" office:value="229.588867">
                <text:p>229.588867</text:p>
              </table:table-cell>
              <table:table-cell office:value-type="float" office:value="148.022949">
                <text:p>148.022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9.59137">
                <text:p>229.59137</text:p>
              </table:table-cell>
              <table:table-cell office:value-type="float" office:value="229.59137">
                <text:p>229.59137</text:p>
              </table:table-cell>
              <table:table-cell office:value-type="float" office:value="85.926748">
                <text:p>85.92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9.593353">
                <text:p>229.593353</text:p>
              </table:table-cell>
              <table:table-cell office:value-type="float" office:value="229.593353">
                <text:p>229.593353</text:p>
              </table:table-cell>
              <table:table-cell office:value-type="float" office:value="88.16252">
                <text:p>88.16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9.594467">
                <text:p>229.594467</text:p>
              </table:table-cell>
              <table:table-cell office:value-type="float" office:value="229.594467">
                <text:p>229.594467</text:p>
              </table:table-cell>
              <table:table-cell office:value-type="float" office:value="80.136255">
                <text:p>80.136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4.633379">
                <text:p>104.633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7.391514">
                <text:p>117.391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6.267471">
                <text:p>96.2674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8.438252">
                <text:p>118.438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5.482158">
                <text:p>85.482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8.868242">
                <text:p>88.868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4.085625">
                <text:p>84.08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5.224453">
                <text:p>105.224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6.018457">
                <text:p>116.018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1.120254">
                <text:p>111.120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69.046216">
                <text:p>69.046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9.508906">
                <text:p>119.508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5.089531">
                <text:p>165.089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2.50668">
                <text:p>112.50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9.493262">
                <text:p>139.493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3.3671">
                <text:p>153.3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1.217451">
                <text:p>161.217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8.188574">
                <text:p>168.1885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9.999443">
                <text:p>139.999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0.134834">
                <text:p>150.1348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9.873047">
                <text:p>109.873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5.7829">
                <text:p>145.78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8.112383">
                <text:p>98.112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6.982471">
                <text:p>126.9824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6.584863">
                <text:p>136.584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72.352656">
                <text:p>172.352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03.361832">
                <text:p>203.361832</text:p>
              </table:table-cell>
              <table:table-cell office:value-type="float" office:value="229.594727">
                <text:p>229.594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9.860625">
                <text:p>149.86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6.330312">
                <text:p>166.330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8.812627">
                <text:p>88.8126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2.673486">
                <text:p>132.673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0.807715">
                <text:p>120.807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9.054385">
                <text:p>149.054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4.250107">
                <text:p>154.250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6.40627">
                <text:p>96.40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4.9125">
                <text:p>144.9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6.048828">
                <text:p>156.048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6.946025">
                <text:p>126.946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1.293164">
                <text:p>131.293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9.241025">
                <text:p>149.241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4.853633">
                <text:p>144.8536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2.686826">
                <text:p>102.686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6.447871">
                <text:p>106.447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7.016904">
                <text:p>137.016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6.292578">
                <text:p>156.292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1.632207">
                <text:p>141.632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8.276152">
                <text:p>148.276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2.583535">
                <text:p>112.583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2.897734">
                <text:p>152.897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87.8927">
                <text:p>187.8927</text:p>
              </table:table-cell>
              <table:table-cell office:value-type="float" office:value="229.594727">
                <text:p>229.5947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96.371309">
                <text:p>196.371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10.757363">
                <text:p>210.757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02.170547">
                <text:p>202.1705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87.444023">
                <text:p>187.4440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76.106211">
                <text:p>176.106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7.0621">
                <text:p>137.06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1.278271">
                <text:p>151.278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9.033496">
                <text:p>129.033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0.044492">
                <text:p>160.044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86.906211">
                <text:p>186.9062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4.284004">
                <text:p>114.284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2.785859">
                <text:p>132.785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8.035029">
                <text:p>138.035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6.269102">
                <text:p>106.269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0.913389">
                <text:p>80.9133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1.537158">
                <text:p>111.537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0.46748">
                <text:p>120.467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60.837267">
                <text:p>60.837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77.182736">
                <text:p>77.1827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2.000371">
                <text:p>112.0003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9.113076">
                <text:p>129.113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6.607686">
                <text:p>116.607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1.720176">
                <text:p>121.720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9.852988">
                <text:p>89.852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6.024521">
                <text:p>126.024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0.983672">
                <text:p>90.983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5.94002">
                <text:p>95.94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9.469746">
                <text:p>89.4697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0.063755">
                <text:p>80.063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2.564902">
                <text:p>112.5649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6.906494">
                <text:p>116.9064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5.460127">
                <text:p>115.460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0.124258">
                <text:p>120.124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2.872373">
                <text:p>92.872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4.471299">
                <text:p>114.471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9.789561">
                <text:p>119.789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9.650977">
                <text:p>99.6509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0.125029">
                <text:p>90.125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2.006445">
                <text:p>112.0064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1.797988">
                <text:p>131.7979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4.488525">
                <text:p>154.488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8.283125">
                <text:p>158.28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3.647988">
                <text:p>163.647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3.312666">
                <text:p>163.312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9.693574">
                <text:p>99.693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2.683643">
                <text:p>142.6836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6.915566">
                <text:p>106.915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7.46584">
                <text:p>137.46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1.175068">
                <text:p>161.1750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2.981719">
                <text:p>152.9817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62.471865">
                <text:p>162.471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57.248027">
                <text:p>157.2480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4.785156">
                <text:p>84.7851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1.436807">
                <text:p>101.4368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9.805342">
                <text:p>109.8053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85.813447">
                <text:p>85.8134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6.895049">
                <text:p>96.8950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8.672891">
                <text:p>118.6728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68.456084">
                <text:p>68.456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7.268564">
                <text:p>97.2685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6.009873">
                <text:p>106.0098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4.868477">
                <text:p>94.8684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14.742744">
                <text:p>114.742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4.191123">
                <text:p>104.191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99.021719">
                <text:p>99.021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41.607998">
                <text:p>141.607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05.475254">
                <text:p>105.4752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27.01293">
                <text:p>127.012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2.258818">
                <text:p>132.258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9.594727">
                <text:p>229.594727</text:p>
              </table:table-cell>
              <table:table-cell office:value-type="float" office:value="229.594727">
                <text:p>229.594727</text:p>
              </table:table-cell>
              <table:table-cell office:value-type="float" office:value="136.350332">
                <text:p>136.350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